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e27" officeooo:paragraph-rsid="0001de27"/>
    </style:style>
    <style:style style:name="P2" style:family="paragraph" style:parent-style-name="Standard">
      <style:text-properties officeooo:rsid="0003d737" officeooo:paragraph-rsid="0003d737"/>
    </style:style>
    <style:style style:name="P3" style:family="paragraph" style:parent-style-name="Standard">
      <style:text-properties officeooo:rsid="0004dc8b" officeooo:paragraph-rsid="0004dc8b"/>
    </style:style>
    <style:style style:name="P4" style:family="paragraph" style:parent-style-name="Standard" style:list-style-name="L1">
      <style:text-properties officeooo:rsid="0003d737" officeooo:paragraph-rsid="0003d737"/>
    </style:style>
    <style:style style:name="P5" style:family="paragraph" style:parent-style-name="Standard" style:list-style-name="L2">
      <style:text-properties officeooo:rsid="0006affe" officeooo:paragraph-rsid="0006affe"/>
    </style:style>
    <style:style style:name="T1" style:family="text">
      <style:text-properties officeooo:rsid="0002770d"/>
    </style:style>
    <style:style style:name="T2" style:family="text">
      <style:text-properties style:text-position="super 58%"/>
    </style:style>
    <style:style style:name="T3" style:family="text">
      <style:text-properties officeooo:rsid="0007e5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Year 4 – Air Traffic Control System for Drones <text:span text:style-name="T1">Log </text:span></text:p>
      <text:p text:style-name="P2">13<text:span text:style-name="T2">th</text:span> October 2017 - 19<text:span text:style-name="T2">th</text:span> October 2017</text:p>
      <text:list xml:id="list8468746788729563387" text:style-name="L1">
        <text:list-item>
          <text:p text:style-name="P4">Research air traffic control system</text:p>
        </text:list-item>
        <text:list-item>
          <text:p text:style-name="P4">Research Parrot Bebop 2 drones</text:p>
        </text:list-item>
        <text:list-item>
          <text:p text:style-name="P4">Research drone safety, rules and regulations </text:p>
        </text:list-item>
      </text:list>
      <text:p text:style-name="P2"/>
      <text:p text:style-name="P3">20<text:span text:style-name="T2">th</text:span> October 2017 - 26<text:span text:style-name="T2">th</text:span> October 2017</text:p>
      <text:list xml:id="list8652216230602943980" text:style-name="L2">
        <text:list-item>
          <text:p text:style-name="P5">Research Air Traffic Control System – Flight Management System, Flight Management Computer</text:p>
        </text:list-item>
        <text:list-item>
          <text:p text:style-name="P5">Research <text:span text:style-name="T3">Parrot Bebop 2 for Developer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0:14:06.902081107</meta:creation-date>
    <dc:date>2017-10-25T10:34:10.100575295</dc:date>
    <meta:editing-duration>PT17M5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62" meta:character-count="376" meta:non-whitespace-character-count="323"/>
  </office:meta>
</office:document-meta>
</file>